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fr" fo:country="FR" fo:font-style="normal" style:text-underline-style="none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officeooo:rsid="0001aeb3" officeooo:paragraph-rsid="0001aeb3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FR" style:text-underline-style="non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4pt" fo:language="fr" fo:country="FR" fo:font-style="normal" style:text-underline-style="non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fo:language="fr" fo:country="FR"/>
    </style:style>
    <style:style style:name="P7" style:family="paragraph" style:parent-style-name="Standard">
      <style:paragraph-properties fo:text-align="center" style:justify-single-word="false"/>
      <style:text-properties fo:font-size="10pt" fo:language="fr" fo:country="FR" officeooo:paragraph-rsid="0001aeb3" style:font-size-asian="10pt" style:font-size-complex="10pt"/>
    </style:style>
    <style:style style:name="P8" style:family="paragraph" style:parent-style-name="Text_20_body">
      <style:text-properties officeooo:rsid="0001aeb3"/>
    </style:style>
    <style:style style:name="P9" style:family="paragraph" style:parent-style-name="Text_20_body">
      <style:text-properties officeooo:rsid="0001aeb3" officeooo:paragraph-rsid="0002f0df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01aeb3" officeooo:paragraph-rsid="0002f0df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01aeb3" officeooo:paragraph-rsid="0002f0df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01aeb3" style:font-style-asian="normal" style:font-style-complex="normal"/>
    </style:style>
    <style:style style:name="T4" style:family="text">
      <style:text-properties fo:font-style="normal" style:text-underline-style="none" officeooo:rsid="0002c7c5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33% 58%" fo:font-style="normal" style:text-underline-style="none" style:font-style-asian="normal" style:font-style-complex="normal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language="fr" fo:country="FR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2caa7" style:font-weight-asian="bold" style:font-weight-complex="bold"/>
    </style:style>
    <style:style style:name="T12" style:family="text">
      <style:text-properties officeooo:rsid="0001aeb3"/>
    </style:style>
    <style:style style:name="T13" style:family="text">
      <style:text-properties fo:font-style="italic" style:text-underline-style="none" officeooo:rsid="0002c7c5" style:font-style-asian="italic" style:font-style-complex="italic"/>
    </style:style>
    <style:style style:name="T14" style:family="text">
      <style:text-properties officeooo:rsid="0002caa7"/>
    </style:style>
    <style:style style:name="T15" style:family="text">
      <style:text-properties fo:language="fr" fo:country="FR"/>
    </style:style>
    <style:style style:name="T16" style:family="text">
      <style:text-properties fo:language="fr" fo:country="FR" officeooo:rsid="0002c7c5"/>
    </style:style>
    <style:style style:name="T17" style:family="text">
      <style:text-properties fo:language="fr" fo:country="FR" fo:font-weight="bold" officeooo:rsid="0002c7c5" style:font-weight-asian="bold" style:font-weight-complex="bold"/>
    </style:style>
    <style:style style:name="T18" style:family="text">
      <style:text-properties fo:language="fr" fo:country="FR" fo:font-weight="bold" officeooo:rsid="0007485b" style:font-weight-asian="bold" style:font-weight-complex="bold"/>
    </style:style>
    <style:style style:name="T19" style:family="text">
      <style:text-properties fo:language="fr" fo:country="FR" fo:font-weight="normal" officeooo:rsid="0002c7c5" style:font-weight-asian="normal" style:font-weight-complex="normal"/>
    </style:style>
    <style:style style:name="T20" style:family="text">
      <style:text-properties fo:language="fr" fo:country="FR" officeooo:rsid="0002caa7"/>
    </style:style>
    <style:style style:name="T21" style:family="text">
      <style:text-properties fo:language="fr" fo:country="FR" officeooo:rsid="0007485b"/>
    </style:style>
    <style:style style:name="T22" style:family="text">
      <style:text-properties style:font-name="Times New Roman1" officeooo:rsid="0002caa7"/>
    </style:style>
    <style:style style:name="T23" style:family="text">
      <style:text-properties style:font-name="Times New Roman1" officeooo:rsid="0002f0df"/>
    </style:style>
    <style:style style:name="T24" style:family="text">
      <style:text-properties style:font-name="Times New Roman1" fo:font-weight="normal" officeooo:rsid="0002f0df" style:font-weight-asian="normal" style:font-weight-complex="normal"/>
    </style:style>
    <style:style style:name="T25" style:family="text">
      <style:text-properties style:font-name="Times New Roman1" fo:font-weight="normal" officeooo:rsid="00046694" style:font-weight-asian="normal" style:font-weight-complex="normal"/>
    </style:style>
    <style:style style:name="T26" style:family="text">
      <style:text-properties style:font-name="Times New Roman1" fo:font-weight="normal" officeooo:rsid="0004b061" style:font-weight-asian="normal" style:font-weight-complex="normal"/>
    </style:style>
    <style:style style:name="T27" style:family="text">
      <style:text-properties style:font-name="Times New Roman1" fo:font-weight="normal" officeooo:rsid="00057e32" style:font-weight-asian="normal" style:font-weight-complex="normal"/>
    </style:style>
    <style:style style:name="T28" style:family="text">
      <style:text-properties style:font-name="Times New Roman1" officeooo:rsid="00057e32"/>
    </style:style>
    <style:style style:name="T29" style:family="text">
      <style:text-properties style:font-name="Times New Roman" officeooo:rsid="0002f0df"/>
    </style:style>
    <style:style style:name="T30" style:family="text">
      <style:text-properties style:font-name="Times New Roman" fo:font-weight="normal" officeooo:rsid="0002f0df" style:font-weight-asian="normal" style:font-weight-complex="normal"/>
    </style:style>
    <style:style style:name="T31" style:family="text">
      <style:text-properties officeooo:rsid="0004b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eur de texture par région de covariances</text:p>
      <text:p text:style-name="P3">Olivier Le Meure</text:p>
      <text:p text:style-name="P7"><text:span text:style-name="T12">Kévin Bannier<text:tab/><text:tab/> <text:s text:c="4"/>Nicolas Laboureur<text:tab/><text:tab/>Amaury Louarn</text:span></text:p>
      <text:p text:style-name="P7"/>
      <text:h text:style-name="Heading_20_1" text:outline-level="1">Introduction</text:h>
      <text:p text:style-name="P1"/>
      <text:p text:style-name="P2"><text:span text:style-name="T2"><text:tab/>Dans le cadre de notre formation d'ingénieur à l'ESIR (École Supérieur d'ingénieurs de Rennes), nous avons pour projet de 4</text:span><text:span text:style-name="T6">ème </text:span><text:span text:style-name="T2">année, en Imagerie Numérique, la création d'un descripteur de texture robuste pour images 2D. </text:span><text:span text:style-name="T3">Nous avons donc eu 11 séances de 4 heures pour nous atteler à cette tache, sous l'encadrement de Olivier Le Meure, professeur à l'ESIR. Nous avions à notre disposition une série de document traitant la sujet de façon différentes : </text:span><text:span text:style-name="T13">Structure-Preserving Image Smoothing via Region Covariance</text:span><text:span text:style-name="T4"> (Hacettepe University), </text:span><text:span text:style-name="T13">Transfert de couleurs et colorisation guidés par la texture</text:span><text:span text:style-name="T4"> (archives-ouvertes.fr)</text:span></text:p>
      <text:p text:style-name="P5"/>
      <text:h text:style-name="Heading_20_1" text:outline-level="1">I/ Approche</text:h>
      <text:p text:style-name="P6"><text:span text:style-name="T7"><text:tab/></text:span></text:p>
      <text:p text:style-name="P6">/////////////////</text:p>
      <text:h text:style-name="Heading_20_1" text:outline-level="1">II/ Démarche <text:span text:style-name="T31">(en (très (beaucoup)) bref)</text:span></text:h>
      <text:p text:style-name="P8"><text:tab/><text:span text:style-name="T9">Tout d'abord, les paramètres retenus nécessaires au descripteur sont les suivants :</text:span></text:p>
      <text:p text:style-name="P4"><text:span text:style-name="T1"><text:tab/><text:tab/></text:span><text:span text:style-name="T5">L</text:span><text:span text:style-name="T1"> : la clarté de l'image (0 = noir, 100=blanc) ;</text:span></text:p>
      <text:p text:style-name="P6"><text:span text:style-name="T7"><text:tab/><text:tab/></text:span><text:span text:style-name="T8">a</text:span><text:span text:style-name="T7"> : </text:span>représente une gamme de 600 niveaux sur un axe rouge (+299 valeur positive) → vert (-300 valeur négative) en passant par le gris (0) ;</text:p>
      <text:p text:style-name="P6"><text:span text:style-name="T7"><text:tab/><text:tab/></text:span><text:span text:style-name="T8">b</text:span><text:span text:style-name="T7"> : </text:span>représente une gamme de 600 niveaux sur un axe jaune (+299 valeur positive) → bleu (-300 valeur négative) en passant par le gris (0) ;</text:p>
      <text:p text:style-name="P6"><text:tab/><text:tab/><text:span text:style-name="T10">dx</text:span> : la dérivée première de L suivant l'axe x ; </text:p>
      <text:p text:style-name="P6"><text:tab/><text:tab/><text:span text:style-name="T10">dy</text:span> : la dérivée première de L suivant l'axe y ;</text:p>
      <text:p text:style-name="P6"><text:tab/><text:tab/><text:span text:style-name="T10">ddx</text:span> : la dérivée seconde de L suivant l'axe x ;</text:p>
      <text:p text:style-name="P6"><text:tab/><text:tab/><text:span text:style-name="T10">ddy</text:span> : la dérivée seconde de L suivant l'axe y ;</text:p>
      <text:p text:style-name="P6"><text:tab/><text:tab/><text:span text:style-name="T10">ddxy</text:span> : la dérivée seconde de L suivant les deux axes.</text:p>
      <text:p text:style-name="P6"/>
      <text:p text:style-name="P8"><text:span text:style-name="T15"><text:tab/></text:span><text:span text:style-name="T16">Pour chaque pixel d'une image, nous créons donc un vecteur </text:span><text:span text:style-name="T21">(</text:span><text:span text:style-name="T17">Z</text:span><text:span text:style-name="T18">)</text:span><text:span text:style-name="T17"> </text:span><text:span text:style-name="T19">contenant ces 8 paramètres.</text:span><text:span text:style-name="T15"> </text:span><text:span text:style-name="T20">Ces critères ont été retenu pour tenir compte de la luminance et des déformations linéaires.</text:span></text:p>
      <text:p text:style-name="P9"><text:tab/><text:span text:style-name="T14">Ensuite, nous avons créé la matrice de covariance associée à chacun des pixel selon un voisinage carré de taille variable (</text:span><text:span text:style-name="T11">r</text:span><text:span text:style-name="T14">). Cette matrice de covariance est enfin traitée selon une fonction de poids gaussienne (</text:span><text:span text:style-name="T11">Wr</text:span><text:span text:style-name="T14">) afin d'assurer une continuité du descripteur de pixel en pixel : </text:span></text:p>
      <text:p text:style-name="P10"><text:span text:style-name="T14">Wr(p,q)=exp(-||p-q||²/2</text:span><text:span text:style-name="T22">σ</text:span><text:span text:style-name="T28">²</text:span><text:span text:style-name="T29">) </text:span><text:span text:style-name="T30">avec </text:span><text:span text:style-name="T22">σ</text:span><text:span text:style-name="T23">=r/3 </text:span><text:span text:style-name="T24">pour un patch en 2r+1</text:span></text:p>
      <text:p text:style-name="P11"><text:span text:style-name="T24"><text:tab/>Ceci fait, nous avons ramené la matrice de covariance à un repère euclidien grâce à la décomposition de Cholesky, ainsi, </text:span><text:span text:style-name="T25">nous transformons la matrice triangulaire obtenue en un vecteur colonne qui sera donc la signature du pixel. Cette signature étant calculée, nous pouvons alors évaluer la distance </text:span><text:span text:style-name="T27">euclidienne</text:span><text:span text:style-name="T25"> entre deux pixels pour un</text:span><text:span text:style-name="T26">e taille de patch donn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ic Istic</meta:initial-creator>
    <meta:creation-date>2016-03-08T17:16:55</meta:creation-date>
    <dc:date>2016-03-15T16:29:37.657110881</dc:date>
    <meta:editing-duration>PT1H9M43S</meta:editing-duration>
    <meta:editing-cycles>4</meta:editing-cycles>
    <meta:generator>LibreOffice/4.4.2.2$Linux_X86_64 LibreOffice_project/c4c7d32d0d49397cad38d62472b0bc8acff48dd6</meta:generator>
    <meta:document-statistic meta:table-count="0" meta:image-count="0" meta:object-count="0" meta:page-count="1" meta:paragraph-count="22" meta:word-count="395" meta:character-count="2371" meta:non-whitespace-character-count="1970"/>
  </office:meta>
</office:document-meta>
</file>